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4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BehaviorSpace results (NetLogo 5.0.3)</text:p>
          </table:table-cell>
          <table:table-cell table:number-columns-repeated="6"/>
        </table:table-row>
        <table:table-row table:style-name="ro1">
          <table:table-cell office:value-type="string">
            <text:p>BusinessInvestorWithAdaptiveBehavior.nlogo</text:p>
          </table:table-cell>
          <table:table-cell table:number-columns-repeated="6"/>
        </table:table-row>
        <table:table-row table:style-name="ro1">
          <table:table-cell office:value-type="string">
            <text:p>expVarProfitMultiplier</text:p>
          </table:table-cell>
          <table:table-cell table:number-columns-repeated="6"/>
        </table:table-row>
        <table:table-row table:style-name="ro1">
          <table:table-cell office:value-type="string">
            <text:p>01/22/2013 18:32:53:397 -0600</text:p>
          </table:table-cell>
          <table:table-cell table:number-columns-repeated="6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[run number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ofitMultiplier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0.7">
            <text:p>0,7</text:p>
          </table:table-cell>
          <table:table-cell office:value-type="float" office:value="0.8">
            <text:p>0,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skMultiplier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table-cell office:value-type="string">
            <text:p>[reporter]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</table:table-row>
        <table:table-row table:style-name="ro1">
          <table:table-cell office:value-type="string">
            <text:p>[final]</text:p>
          </table:table-cell>
          <table:table-cell office:value-type="float" office:value="94325.33">
            <text:p>94325,33</text:p>
          </table:table-cell>
          <table:table-cell office:value-type="float" office:value="109914.864">
            <text:p>109914,864</text:p>
          </table:table-cell>
          <table:table-cell office:value-type="float" office:value="131173.987">
            <text:p>131173,987</text:p>
          </table:table-cell>
          <table:table-cell office:value-type="float" office:value="148315.48">
            <text:p>148315,48</text:p>
          </table:table-cell>
          <table:table-cell office:value-type="float" office:value="159739785">
            <text:p>159739785</text:p>
          </table:table-cell>
          <table:table-cell office:value-type="float" office:value="182482.94">
            <text:p>182482,94</text:p>
          </table:table-cell>
        </table:table-row>
        <table:table-row table:style-name="ro1">
          <table:table-cell office:value-type="string">
            <text:p>[min]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[max]</text:p>
          </table:table-cell>
          <table:table-cell office:value-type="float" office:value="94325.33">
            <text:p>94325,33</text:p>
          </table:table-cell>
          <table:table-cell office:value-type="float" office:value="109914.864">
            <text:p>109914,864</text:p>
          </table:table-cell>
          <table:table-cell office:value-type="float" office:value="131173.987">
            <text:p>131173,987</text:p>
          </table:table-cell>
          <table:table-cell office:value-type="float" office:value="148315.48">
            <text:p>148315,48</text:p>
          </table:table-cell>
          <table:table-cell office:value-type="float" office:value="159739785">
            <text:p>159739785</text:p>
          </table:table-cell>
          <table:table-cell office:value-type="float" office:value="182482.94">
            <text:p>182482,94</text:p>
          </table:table-cell>
        </table:table-row>
        <table:table-row table:style-name="ro1">
          <table:table-cell office:value-type="string">
            <text:p>[mean]</text:p>
          </table:table-cell>
          <table:table-cell office:value-type="float" office:value="48182.4802">
            <text:p>48182,4802</text:p>
          </table:table-cell>
          <table:table-cell office:value-type="float" office:value="57007344">
            <text:p>57007344</text:p>
          </table:table-cell>
          <table:table-cell office:value-type="float" office:value="67718.6762">
            <text:p>67718,6762</text:p>
          </table:table-cell>
          <table:table-cell office:value-type="float" office:value="76455.53504">
            <text:p>76455,53504</text:p>
          </table:table-cell>
          <table:table-cell office:value-type="float" office:value="83076.19704">
            <text:p>83076,19704</text:p>
          </table:table-cell>
          <table:table-cell office:value-type="float" office:value="93654.3832">
            <text:p>93654,3832</text:p>
          </table:table-cell>
        </table:table-row>
        <table:table-row table:style-name="ro1">
          <table:table-cell office:value-type="string">
            <text:p>[steps]</text:p>
          </table:table-cell>
          <table:table-cell table:number-columns-repeated="6" office:value-type="float" office:value="24">
            <text:p>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[all run data]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  <table:table-cell office:value-type="string">
            <text:p>mean [w] of turtles</text:p>
          </table:table-cell>
        </table:table-row>
        <table:table-row table:style-name="ro1">
          <table:table-cell/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161.67">
            <text:p>4161,67</text:p>
          </table:table-cell>
          <table:table-cell office:value-type="float" office:value="5147.49">
            <text:p>5147,49</text:p>
          </table:table-cell>
          <table:table-cell office:value-type="float" office:value="5950.273">
            <text:p>5950,273</text:p>
          </table:table-cell>
          <table:table-cell office:value-type="float" office:value="6897648">
            <text:p>6897648</text:p>
          </table:table-cell>
          <table:table-cell office:value-type="float" office:value="7120.062">
            <text:p>7120,062</text:p>
          </table:table-cell>
          <table:table-cell office:value-type="float" office:value="8121.36">
            <text:p>8121,36</text:p>
          </table:table-cell>
        </table:table-row>
        <table:table-row table:style-name="ro1">
          <table:table-cell/>
          <table:table-cell office:value-type="float" office:value="8220065">
            <text:p>8220065</text:p>
          </table:table-cell>
          <table:table-cell office:value-type="float" office:value="10360.182">
            <text:p>10360,182</text:p>
          </table:table-cell>
          <table:table-cell office:value-type="float" office:value="11961.698">
            <text:p>11961,698</text:p>
          </table:table-cell>
          <table:table-cell office:value-type="float" office:value="13685.792">
            <text:p>13685,792</text:p>
          </table:table-cell>
          <table:table-cell office:value-type="float" office:value="14432.634">
            <text:p>14432,634</text:p>
          </table:table-cell>
          <table:table-cell office:value-type="float" office:value="16323.95">
            <text:p>16323,95</text:p>
          </table:table-cell>
        </table:table-row>
        <table:table-row table:style-name="ro1">
          <table:table-cell/>
          <table:table-cell office:value-type="float" office:value="12402275">
            <text:p>12402275</text:p>
          </table:table-cell>
          <table:table-cell office:value-type="float" office:value="15293.994">
            <text:p>15293,994</text:p>
          </table:table-cell>
          <table:table-cell office:value-type="float" office:value="17867.276">
            <text:p>17867,276</text:p>
          </table:table-cell>
          <table:table-cell office:value-type="float" office:value="20322.696">
            <text:p>20322,696</text:p>
          </table:table-cell>
          <table:table-cell office:value-type="float" office:value="21460.626">
            <text:p>21460,626</text:p>
          </table:table-cell>
          <table:table-cell office:value-type="float" office:value="24326.68">
            <text:p>24326,68</text:p>
          </table:table-cell>
        </table:table-row>
        <table:table-row table:style-name="ro1">
          <table:table-cell/>
          <table:table-cell office:value-type="float" office:value="16513.8">
            <text:p>16513,8</text:p>
          </table:table-cell>
          <table:table-cell office:value-type="float" office:value="20113158">
            <text:p>20113158</text:p>
          </table:table-cell>
          <table:table-cell office:value-type="float" office:value="23815.134">
            <text:p>23815,134</text:p>
          </table:table-cell>
          <table:table-cell office:value-type="float" office:value="26932.304">
            <text:p>26932,304</text:p>
          </table:table-cell>
          <table:table-cell office:value-type="float" office:value="29053.683">
            <text:p>29053,683</text:p>
          </table:table-cell>
          <table:table-cell office:value-type="float" office:value="32337.76">
            <text:p>32337,76</text:p>
          </table:table-cell>
        </table:table-row>
        <table:table-row table:style-name="ro1">
          <table:table-cell/>
          <table:table-cell office:value-type="float" office:value="20659525">
            <text:p>20659525</text:p>
          </table:table-cell>
          <table:table-cell office:value-type="float" office:value="25012.998">
            <text:p>25012,998</text:p>
          </table:table-cell>
          <table:table-cell office:value-type="float" office:value="29663.249">
            <text:p>29663,249</text:p>
          </table:table-cell>
          <table:table-cell office:value-type="float" office:value="33601.888">
            <text:p>33601,888</text:p>
          </table:table-cell>
          <table:table-cell office:value-type="float" office:value="36396.18">
            <text:p>36396,18</text:p>
          </table:table-cell>
          <table:table-cell office:value-type="float" office:value="40036.11">
            <text:p>40036,11</text:p>
          </table:table-cell>
        </table:table-row>
        <table:table-row table:style-name="ro1">
          <table:table-cell/>
          <table:table-cell office:value-type="float" office:value="24918895">
            <text:p>24918895</text:p>
          </table:table-cell>
          <table:table-cell office:value-type="float" office:value="29846.856">
            <text:p>29846,856</text:p>
          </table:table-cell>
          <table:table-cell office:value-type="float" office:value="35599165">
            <text:p>35599165</text:p>
          </table:table-cell>
          <table:table-cell office:value-type="float" office:value="39968.848">
            <text:p>39968,848</text:p>
          </table:table-cell>
          <table:table-cell office:value-type="float" office:value="43652.673">
            <text:p>43652,673</text:p>
          </table:table-cell>
          <table:table-cell office:value-type="float" office:value="48148.93">
            <text:p>48148,93</text:p>
          </table:table-cell>
        </table:table-row>
        <table:table-row table:style-name="ro1">
          <table:table-cell/>
          <table:table-cell office:value-type="float" office:value="29000495">
            <text:p>29000495</text:p>
          </table:table-cell>
          <table:table-cell office:value-type="float" office:value="34666.08">
            <text:p>34666,08</text:p>
          </table:table-cell>
          <table:table-cell office:value-type="float" office:value="41281254">
            <text:p>41281254</text:p>
          </table:table-cell>
          <table:table-cell office:value-type="float" office:value="46439.032">
            <text:p>46439,032</text:p>
          </table:table-cell>
          <table:table-cell office:value-type="float" office:value="50874.372">
            <text:p>50874,372</text:p>
          </table:table-cell>
          <table:table-cell office:value-type="float" office:value="56050.63">
            <text:p>56050,63</text:p>
          </table:table-cell>
        </table:table-row>
        <table:table-row table:style-name="ro1">
          <table:table-cell/>
          <table:table-cell office:value-type="float" office:value="33014565">
            <text:p>33014565</text:p>
          </table:table-cell>
          <table:table-cell office:value-type="float" office:value="39422742">
            <text:p>39422742</text:p>
          </table:table-cell>
          <table:table-cell office:value-type="float" office:value="46926.166">
            <text:p>46926,166</text:p>
          </table:table-cell>
          <table:table-cell office:value-type="float" office:value="52813.064">
            <text:p>52813,064</text:p>
          </table:table-cell>
          <table:table-cell office:value-type="float" office:value="57675447">
            <text:p>57675447</text:p>
          </table:table-cell>
          <table:table-cell office:value-type="float" office:value="64075.39">
            <text:p>64075,39</text:p>
          </table:table-cell>
        </table:table-row>
        <table:table-row table:style-name="ro1">
          <table:table-cell/>
          <table:table-cell office:value-type="float" office:value="37020815">
            <text:p>37020815</text:p>
          </table:table-cell>
          <table:table-cell office:value-type="float" office:value="44100.198">
            <text:p>44100,198</text:p>
          </table:table-cell>
          <table:table-cell office:value-type="float" office:value="52581.767">
            <text:p>52581,767</text:p>
          </table:table-cell>
          <table:table-cell office:value-type="float" office:value="59336.6">
            <text:p>59336,6</text:p>
          </table:table-cell>
          <table:table-cell office:value-type="float" office:value="64690.092">
            <text:p>64690,092</text:p>
          </table:table-cell>
          <table:table-cell office:value-type="float" office:value="71986.56">
            <text:p>71986,56</text:p>
          </table:table-cell>
        </table:table-row>
        <table:table-row table:style-name="ro1">
          <table:table-cell/>
          <table:table-cell office:value-type="float" office:value="41066495">
            <text:p>41066495</text:p>
          </table:table-cell>
          <table:table-cell office:value-type="float" office:value="48780.228">
            <text:p>48780,228</text:p>
          </table:table-cell>
          <table:table-cell office:value-type="float" office:value="58186.744">
            <text:p>58186,744</text:p>
          </table:table-cell>
          <table:table-cell office:value-type="float" office:value="65539552">
            <text:p>65539552</text:p>
          </table:table-cell>
          <table:table-cell office:value-type="float" office:value="71446842">
            <text:p>71446842</text:p>
          </table:table-cell>
          <table:table-cell office:value-type="float" office:value="79771.37">
            <text:p>79771,37</text:p>
          </table:table-cell>
        </table:table-row>
        <table:table-row table:style-name="ro1">
          <table:table-cell/>
          <table:table-cell office:value-type="float" office:value="45110.82">
            <text:p>45110,82</text:p>
          </table:table-cell>
          <table:table-cell office:value-type="float" office:value="53361.408">
            <text:p>53361,408</text:p>
          </table:table-cell>
          <table:table-cell office:value-type="float" office:value="63688.94">
            <text:p>63688,94</text:p>
          </table:table-cell>
          <table:table-cell office:value-type="float" office:value="71665.256">
            <text:p>71665,256</text:p>
          </table:table-cell>
          <table:table-cell office:value-type="float" office:value="78328.107">
            <text:p>78328,107</text:p>
          </table:table-cell>
          <table:table-cell office:value-type="float" office:value="87493.89">
            <text:p>87493,89</text:p>
          </table:table-cell>
        </table:table-row>
        <table:table-row table:style-name="ro1">
          <table:table-cell/>
          <table:table-cell office:value-type="float" office:value="48964.18">
            <text:p>48964,18</text:p>
          </table:table-cell>
          <table:table-cell office:value-type="float" office:value="58020.966">
            <text:p>58020,966</text:p>
          </table:table-cell>
          <table:table-cell office:value-type="float" office:value="69038.333">
            <text:p>69038,333</text:p>
          </table:table-cell>
          <table:table-cell office:value-type="float" office:value="77907.456">
            <text:p>77907,456</text:p>
          </table:table-cell>
          <table:table-cell office:value-type="float" office:value="85176468">
            <text:p>85176468</text:p>
          </table:table-cell>
          <table:table-cell office:value-type="float" office:value="95127.36">
            <text:p>95127,36</text:p>
          </table:table-cell>
        </table:table-row>
        <table:table-row table:style-name="ro1">
          <table:table-cell/>
          <table:table-cell office:value-type="float" office:value="52747745">
            <text:p>52747745</text:p>
          </table:table-cell>
          <table:table-cell office:value-type="float" office:value="62547.96">
            <text:p>62547,96</text:p>
          </table:table-cell>
          <table:table-cell office:value-type="float" office:value="74445658">
            <text:p>74445658</text:p>
          </table:table-cell>
          <table:table-cell office:value-type="float" office:value="83785.1520000001">
            <text:p>83785,1520000001</text:p>
          </table:table-cell>
          <table:table-cell office:value-type="float" office:value="91724.4359999999">
            <text:p>91724,4359999999</text:p>
          </table:table-cell>
          <table:table-cell office:value-type="float" office:value="102841.37">
            <text:p>102841,37</text:p>
          </table:table-cell>
        </table:table-row>
        <table:table-row table:style-name="ro1">
          <table:table-cell/>
          <table:table-cell office:value-type="float" office:value="56528465">
            <text:p>56528465</text:p>
          </table:table-cell>
          <table:table-cell office:value-type="float" office:value="67178.448">
            <text:p>67178,448</text:p>
          </table:table-cell>
          <table:table-cell office:value-type="float" office:value="79612.589">
            <text:p>79612,589</text:p>
          </table:table-cell>
          <table:table-cell office:value-type="float" office:value="89612224">
            <text:p>89612224</text:p>
          </table:table-cell>
          <table:table-cell office:value-type="float" office:value="98355672">
            <text:p>98355672</text:p>
          </table:table-cell>
          <table:table-cell office:value-type="float" office:value="110385.23">
            <text:p>110385,23</text:p>
          </table:table-cell>
        </table:table-row>
        <table:table-row table:style-name="ro1">
          <table:table-cell/>
          <table:table-cell office:value-type="float" office:value="60401.18">
            <text:p>60401,18</text:p>
          </table:table-cell>
          <table:table-cell office:value-type="float" office:value="71819058">
            <text:p>71819058</text:p>
          </table:table-cell>
          <table:table-cell office:value-type="float" office:value="84735.301">
            <text:p>84735,301</text:p>
          </table:table-cell>
          <table:table-cell office:value-type="float" office:value="95627.472">
            <text:p>95627,472</text:p>
          </table:table-cell>
          <table:table-cell office:value-type="float" office:value="104774463">
            <text:p>104774463</text:p>
          </table:table-cell>
          <table:table-cell office:value-type="float" office:value="117915.49">
            <text:p>117915,49</text:p>
          </table:table-cell>
        </table:table-row>
        <table:table-row table:style-name="ro1">
          <table:table-cell/>
          <table:table-cell office:value-type="float" office:value="64257.82">
            <text:p>64257,82</text:p>
          </table:table-cell>
          <table:table-cell office:value-type="float" office:value="76173.036">
            <text:p>76173,036</text:p>
          </table:table-cell>
          <table:table-cell office:value-type="float" office:value="90014715">
            <text:p>90014715</text:p>
          </table:table-cell>
          <table:table-cell office:value-type="float" office:value="101774416">
            <text:p>101774416</text:p>
          </table:table-cell>
          <table:table-cell office:value-type="float" office:value="111214.458">
            <text:p>111214,458</text:p>
          </table:table-cell>
          <table:table-cell office:value-type="float" office:value="125318.42">
            <text:p>125318,42</text:p>
          </table:table-cell>
        </table:table-row>
        <table:table-row table:style-name="ro1">
          <table:table-cell/>
          <table:table-cell office:value-type="float" office:value="67995.1">
            <text:p>67995,1</text:p>
          </table:table-cell>
          <table:table-cell office:value-type="float" office:value="80657.28">
            <text:p>80657,28</text:p>
          </table:table-cell>
          <table:table-cell office:value-type="float" office:value="95317.656">
            <text:p>95317,656</text:p>
          </table:table-cell>
          <table:table-cell office:value-type="float" office:value="107870368">
            <text:p>107870368</text:p>
          </table:table-cell>
          <table:table-cell office:value-type="float" office:value="117686.187">
            <text:p>117686,187</text:p>
          </table:table-cell>
          <table:table-cell office:value-type="float" office:value="132386.63">
            <text:p>132386,63</text:p>
          </table:table-cell>
        </table:table-row>
        <table:table-row table:style-name="ro1">
          <table:table-cell/>
          <table:table-cell office:value-type="float" office:value="71796.75">
            <text:p>71796,75</text:p>
          </table:table-cell>
          <table:table-cell office:value-type="float" office:value="84872.64">
            <text:p>84872,64</text:p>
          </table:table-cell>
          <table:table-cell office:value-type="float" office:value="100604.595">
            <text:p>100604,595</text:p>
          </table:table-cell>
          <table:table-cell office:value-type="float" office:value="113783.504">
            <text:p>113783,504</text:p>
          </table:table-cell>
          <table:table-cell office:value-type="float" office:value="123695.316">
            <text:p>123695,316</text:p>
          </table:table-cell>
          <table:table-cell office:value-type="float" office:value="139675.54">
            <text:p>139675,54</text:p>
          </table:table-cell>
        </table:table-row>
        <table:table-row table:style-name="ro1">
          <table:table-cell/>
          <table:table-cell office:value-type="float" office:value="75514.81">
            <text:p>75514,81</text:p>
          </table:table-cell>
          <table:table-cell office:value-type="float" office:value="89205672">
            <text:p>89205672</text:p>
          </table:table-cell>
          <table:table-cell office:value-type="float" office:value="105853.559">
            <text:p>105853,559</text:p>
          </table:table-cell>
          <table:table-cell office:value-type="float" office:value="119505296">
            <text:p>119505296</text:p>
          </table:table-cell>
          <table:table-cell office:value-type="float" office:value="129866.805">
            <text:p>129866,805</text:p>
          </table:table-cell>
          <table:table-cell office:value-type="float" office:value="146899.11">
            <text:p>146899,11</text:p>
          </table:table-cell>
        </table:table-row>
        <table:table-row table:style-name="ro1">
          <table:table-cell/>
          <table:table-cell office:value-type="float" office:value="79356.53">
            <text:p>79356,53</text:p>
          </table:table-cell>
          <table:table-cell office:value-type="float" office:value="93518.31">
            <text:p>93518,31</text:p>
          </table:table-cell>
          <table:table-cell office:value-type="float" office:value="111114.549">
            <text:p>111114,549</text:p>
          </table:table-cell>
          <table:table-cell office:value-type="float" office:value="125226.192">
            <text:p>125226,192</text:p>
          </table:table-cell>
          <table:table-cell office:value-type="float" office:value="135837.756">
            <text:p>135837,756</text:p>
          </table:table-cell>
          <table:table-cell office:value-type="float" office:value="154154.02">
            <text:p>154154,02</text:p>
          </table:table-cell>
        </table:table-row>
        <table:table-row table:style-name="ro1">
          <table:table-cell/>
          <table:table-cell office:value-type="float" office:value="83130055">
            <text:p>83130055</text:p>
          </table:table-cell>
          <table:table-cell office:value-type="float" office:value="97669.656">
            <text:p>97669,656</text:p>
          </table:table-cell>
          <table:table-cell office:value-type="float" office:value="116209.366">
            <text:p>116209,366</text:p>
          </table:table-cell>
          <table:table-cell office:value-type="float" office:value="131244.76">
            <text:p>131244,76</text:p>
          </table:table-cell>
          <table:table-cell office:value-type="float" office:value="141870.384">
            <text:p>141870,384</text:p>
          </table:table-cell>
          <table:table-cell office:value-type="float" office:value="161508.97">
            <text:p>161508,97</text:p>
          </table:table-cell>
        </table:table-row>
        <table:table-row table:style-name="ro1">
          <table:table-cell/>
          <table:table-cell office:value-type="float" office:value="86885725">
            <text:p>86885725</text:p>
          </table:table-cell>
          <table:table-cell office:value-type="float" office:value="101706.276">
            <text:p>101706,276</text:p>
          </table:table-cell>
          <table:table-cell office:value-type="float" office:value="121202438">
            <text:p>121202438</text:p>
          </table:table-cell>
          <table:table-cell office:value-type="float" office:value="136889.624">
            <text:p>136889,624</text:p>
          </table:table-cell>
          <table:table-cell office:value-type="float" office:value="147928.662">
            <text:p>147928,662</text:p>
          </table:table-cell>
          <table:table-cell office:value-type="float" office:value="168437.55">
            <text:p>168437,55</text:p>
          </table:table-cell>
        </table:table-row>
        <table:table-row table:style-name="ro1">
          <table:table-cell/>
          <table:table-cell office:value-type="float" office:value="90568895">
            <text:p>90568895</text:p>
          </table:table-cell>
          <table:table-cell office:value-type="float" office:value="105794.1">
            <text:p>105794,1</text:p>
          </table:table-cell>
          <table:table-cell office:value-type="float" office:value="126122.493">
            <text:p>126122,493</text:p>
          </table:table-cell>
          <table:table-cell office:value-type="float" office:value="142643.752">
            <text:p>142643,752</text:p>
          </table:table-cell>
          <table:table-cell office:value-type="float" office:value="153903.816">
            <text:p>153903,816</text:p>
          </table:table-cell>
          <table:table-cell office:value-type="float" office:value="175554.32">
            <text:p>175554,32</text:p>
          </table:table-cell>
        </table:table-row>
        <table:table-row table:style-name="ro1">
          <table:table-cell/>
          <table:table-cell office:value-type="float" office:value="94325.33">
            <text:p>94325,33</text:p>
          </table:table-cell>
          <table:table-cell office:value-type="float" office:value="109914.864">
            <text:p>109914,864</text:p>
          </table:table-cell>
          <table:table-cell office:value-type="float" office:value="131173.987">
            <text:p>131173,987</text:p>
          </table:table-cell>
          <table:table-cell office:value-type="float" office:value="148315.48">
            <text:p>148315,48</text:p>
          </table:table-cell>
          <table:table-cell office:value-type="float" office:value="159739785">
            <text:p>159739785</text:p>
          </table:table-cell>
          <table:table-cell office:value-type="float" office:value="182482.94">
            <text:p>182482,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meta:document-statistic meta:table-count="1" meta:cell-count="232" meta:object-count="0"/>
  </office:meta>
</office:document-meta>
</file>